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Title3">
      <style:paragraph-properties fo:text-align="center" style:justify-single-word="false"/>
    </style:style>
    <style:style style:name="P3" style:family="paragraph" style:parent-style-name="UrbanBody">
      <style:text-properties style:font-name="Times New Roman" fo:font-size="12pt" style:font-size-asian="12pt" style:font-size-complex="12pt"/>
    </style:style>
    <style:style style:name="P4" style:family="paragraph" style:parent-style-name="UrbanBody">
      <style:text-properties style:font-name="Times New Roman" fo:font-size="12pt" officeooo:paragraph-rsid="002a9c59" style:font-size-asian="12pt" style:font-size-complex="12pt"/>
    </style:style>
    <style:style style:name="P5" style:family="paragraph" style:parent-style-name="UrbanBody">
      <style:text-properties style:font-name="Times New Roman" fo:font-size="12pt" fo:font-style="normal" fo:font-weight="normal" style:font-size-asian="12pt" style:font-style-asian="normal" style:font-weight-asian="normal" style:font-size-complex="12pt"/>
    </style:style>
    <style:style style:name="P6" style:family="paragraph" style:parent-style-name="UrbanBody">
      <style:text-properties officeooo:paragraph-rsid="001250be"/>
    </style:style>
    <style:style style:name="P7" style:family="paragraph" style:parent-style-name="UrbanBody">
      <style:text-properties style:font-name="Times New Roman" fo:font-size="12pt" style:font-size-asian="12pt" style:font-size-complex="12pt"/>
    </style:style>
    <style:style style:name="P8" style:family="paragraph" style:parent-style-name="UrbanBody">
      <style:text-properties officeooo:paragraph-rsid="002f2e50"/>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fo:font-weight="normal" style:font-style-asian="normal" style:font-weight-asian="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e347" style:font-style-asian="normal" style:font-weight-asian="normal"/>
    </style:style>
    <style:style style:name="T5" style:family="text">
      <style:text-properties fo:font-style="normal" fo:font-weight="normal" officeooo:rsid="00148cc5"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style="normal" fo:font-weight="bold" officeooo:rsid="0029677c" style:font-style-asian="normal" style:font-weight-asian="bold" style:font-weight-complex="bold"/>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Arial" fo:font-size="11pt" fo:font-style="normal" fo:font-weight="normal" style:font-size-asian="11pt" style:font-style-asian="normal" style:font-weight-asian="normal" style:font-size-complex="11pt"/>
    </style:style>
    <style:style style:name="T11" style:family="text">
      <style:text-properties style:use-window-font-color="true" style:font-name="Arial" fo:font-size="11pt" fo:font-style="normal" fo:font-weight="normal" officeooo:rsid="001edaf9" style:font-size-asian="11pt" style:font-style-asian="normal" style:font-weight-asian="normal" style:font-size-complex="11pt"/>
    </style:style>
    <style:style style:name="T12" style:family="text">
      <style:text-properties style:use-window-font-color="true" style:font-name="Arial" fo:font-size="11pt" fo:font-style="normal" fo:font-weight="normal" officeooo:rsid="0021332f" style:font-size-asian="11pt" style:font-style-asian="normal" style:font-weight-asian="normal" style:font-size-complex="11pt"/>
    </style:style>
    <style:style style:name="T13" style:family="text">
      <style:text-properties style:use-window-font-color="true" style:font-name="Arial" fo:font-size="11pt" fo:font-style="normal" fo:font-weight="normal" officeooo:rsid="001f88dd" style:font-size-asian="11pt" style:font-style-asian="normal" style:font-weight-asian="normal" style:font-size-complex="11pt"/>
    </style:style>
    <style:style style:name="T14" style:family="text">
      <style:text-properties fo:language="zxx" fo:country="none" fo:font-style="normal" fo:font-weight="normal" style:font-style-asian="normal" style:font-weight-asian="normal"/>
    </style:style>
    <style:style style:name="T15" style:family="text">
      <style:text-properties fo:language="zxx" fo:country="none" fo:font-style="normal" style:font-style-asian="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color="#800000" fo:background-color="#ffff00" loext:char-shading-value="0"/>
    </style:style>
    <style:style style:name="T20" style:family="text">
      <style:text-properties fo:color="#800000" fo:font-style="normal" fo:font-weight="normal" officeooo:rsid="000fa6c6" fo:background-color="#ffff00" loext:char-shading-value="0" style:font-style-asian="normal" style:font-weight-asian="normal"/>
    </style:style>
    <style:style style:name="T21" style:family="text">
      <style:text-properties fo:color="#800000" fo:font-style="normal" fo:font-weight="normal" officeooo:rsid="0024199c" fo:background-color="#ffff00" loext:char-shading-value="0" style:font-style-asian="normal" style:font-weight-asian="normal"/>
    </style:style>
    <style:style style:name="T22" style:family="text">
      <style:text-properties officeooo:rsid="00148cc5"/>
    </style:style>
    <style:style style:name="T23" style:family="text">
      <style:text-properties style:font-name="Arial" fo:font-style="normal" fo:font-weight="normal" style:font-style-asian="normal" style:font-weight-asian="normal"/>
    </style:style>
    <style:style style:name="T24" style:family="text">
      <style:text-properties style:font-name="Arial" fo:font-style="normal" fo:font-weight="normal" officeooo:rsid="001f88dd" style:font-style-asian="normal" style:font-weight-asian="normal"/>
    </style:style>
    <style:style style:name="T25" style:family="text">
      <style:text-properties style:font-name="Arial" fo:font-size="11pt" style:font-size-asian="11pt" style:font-size-complex="11pt"/>
    </style:style>
    <style:style style:name="T26" style:family="text">
      <style:text-properties style:font-name="Arial" fo:font-size="11pt" fo:font-style="normal" fo:font-weight="normal" style:font-size-asian="11pt" style:font-style-asian="normal" style:font-weight-asian="normal" style:font-size-complex="11pt"/>
    </style:style>
    <style:style style:name="T27" style:family="text">
      <style:text-properties style:font-name="Arial" fo:font-size="11pt" fo:font-style="normal" fo:font-weight="normal" officeooo:rsid="001f88dd" style:font-size-asian="11pt" style:font-style-asian="normal" style:font-weight-asian="normal" style:font-size-complex="11pt"/>
    </style:style>
    <style:style style:name="T2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1"><office:annotation><dc:creator>Gauthier Bastien</dc:creator><dc:date>2011-01-13T14:56:41</dc:date><text:p text:style-name="P9"><text:span text:style-name="T28">do text</text:span></text:p><text:p text:style-name="P9"><text:span text:style-name="T28">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P3"/>
      <text:p text:style-name="UrbanBody"/>
      <text:p text:style-name="UrbanBody"><office:annotation><dc:creator>Gauthier Bastien</dc:creator><dc:date>2011-02-16T16:12:24</dc:date><text:p text:style-name="P9"><text:span text:style-name="T34">do text if self.hasMultipleApplicants()</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9"><text:span text:style-name="T33">do text if self.hasSingleApplicant()</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licence_view.get_parcels()</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2">do text if self.getLastDeposit()</text:span></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text:span text:style-name="T32">do text if self.getLastAcknowledgment()</text:span></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8">Vu le schéma <text:span text:style-name="T22">de développement communal</text:span> qui situe ce bien e<text:span text:style-name="T25">n</text:span><text:span text:style-name="T10"> </text:span><text:span text:style-name="T11"><text:text-input text:description="">licence.SDC</text:text-input></text:span><text:span text:style-name="T11"><text:s/></text:span><text:span text:style-name="T11"><text:text-input text:description="">licence_view.display_html_as_text(html=licence.sdcDetails)</text:text-input></text:span><text:span text:style-name="T11"><text:s/>;</text:span></text:p>
      <text:p text:style-name="UrbanBody"/>
      <text:p text:style-name="UrbanBody">Considérant qu’au plan de secteur de <text:span text:style-name="T19">La Louvière-Soignies</text:span>, approuvé par arrêté de l’Exécutif <text:soft-page-break/>Régional Wallon du 09.07.1987, Moniteur Belge du 05 juillet 1989, le projet se situe en</text:p>
      <text:p text:style-name="P8"><text:span text:style-name="T10"><text:text-input text:description="">licence.folderZone</text:text-input></text:span><text:span text:style-name="T10"><text:s/></text:span><text:span text:style-name="T10"><text:text-input text:description="">licence_view.display_html_as_text(html=licence.folderZoneDetails)</text:text-input></text:span><text:span text:style-name="T10"><text:s/></text:span><text:span text:style-name="T26">;</text:span></text:p>
      <text:p text:style-name="UrbanBody"><text:span text:style-name="T2"/></text:p>
      <text:p text:style-name="UrbanBody"/>
      <text:p text:style-name="P8"><text:span text:style-name="T2">Considérant que selon le </text:span><text:span text:style-name="T5">guide</text:span><text:span text:style-name="T23"> communal d’urbanisme précité, le projet se situe e</text:span><text:span text:style-name="T24">n</text:span></text:p>
      <text:p text:style-name="P8"><text:span text:style-name="T13"><text:text-input text:description="">licence.township_guide</text:text-input></text:span><text:span text:style-name="T13"><text:s/></text:span><text:span text:style-name="T13"><text:text-input text:description="">licence_view.display_html_as_text(html=licence.licence.township_guide_details)</text:text-input></text:span><text:span text:style-name="T13"><text:s/></text:span><text:span text:style-name="T27">;</text:span></text:p>
      <text:p text:style-name="P8"><text:span text:style-name="T24"><text:s/></text:span></text:p>
      <text:p text:style-name="UrbanBody"/>
      <text:p text:style-name="UrbanBody"><text:span text:style-name="T18"><office:annotation><dc:creator>sde </dc:creator><dc:date>2011-08-05T08:21:16</dc:date><text:p text:style-name="P9"><text:span text:style-name="T30">do text if not <text:s/>self.getIsInPCA()</text:span></text:p></office:annotation></text:span>Attendu qu'il n'existe pas, pour le territoire où se trouve situé le bien, de plan communal d’aménagement ;</text:p>
      <text:p text:style-name="UrbanBody"><text:span text:style-name="T18"><office:annotation><dc:creator>sde </dc:creator><dc:date>2011-08-05T08:21:16</dc:date><text:p text:style-name="P9"><text:span text:style-name="T30">do text if self.getIsInPCA()</text:span></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text:span text:style-name="T30">do text if not self.getIsInSubdivision()</text:spa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text:span text:style-name="T30">do text if self.getIsInSubdivision()</text:spa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text:span text:style-name="T30">do text</text:span></text:p><text:p text:style-name="P9"><text:span text:style-name="T30">f</text:span><text:span text:style-name="T31">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text:span text:style-name="T29">do text if '330-2'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9">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text:span text:style-name="T29">do text if '330-2' not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9">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text-properties style:font-name="Arial2" fo:font-family="Arial" style:font-style-name="Normal" style:font-family-generic="swiss" style:font-pitch="variable" fo:font-size="11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Negreta"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style:font-name="Arial2" fo:font-family="Arial" style:font-style-name="Normal" style:font-family-generic="swiss" style:font-pitch="variable" fo:font-size="11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xt_20_body"/>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15:35:44.043203405</dc:date>
    <dc:language>fr-FR</dc:language>
    <meta:editing-cycles>96</meta:editing-cycles>
    <meta:editing-duration>P1DT13H5M30S</meta:editing-duration>
    <meta:document-statistic meta:table-count="0" meta:image-count="0" meta:object-count="0" meta:page-count="2" meta:paragraph-count="37" meta:word-count="561" meta:character-count="3946" meta:non-whitespace-character-count="3449"/>
    <meta:user-defined meta:name="Info 1"/>
    <meta:user-defined meta:name="Info 2"/>
    <meta:user-defined meta:name="Info 3"/>
    <meta:user-defined meta:name="Info 4"/>
  </office:meta>
</office:document-meta>
</file>